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sourceTransformer.CachingResourceTransformer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ResourceTransforme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Transformer.transform( ServerWebExchange exchange , Resource resource , ResourceTransformerChain transformer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ResourceTransformer.CachingResourceTransformer( CacheManager cacheManager ,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